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7" style:family="table-cell" style:parent-style-name="Default">
      <style:table-cell-properties style:vertical-align="middle"/>
    </style:style>
    <style:style style:name="ce28" style:family="table-cell" style:parent-style-name="Default">
      <style:table-cell-properties fo:background-color="transparent" style:vertical-align="middle"/>
    </style:style>
    <style:style style:name="ce2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6"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0"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7"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7"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7"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7"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8"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7"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8"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29"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6" office:value-type="string" calcext:value-type="string">
            <text:p>Painoarvo</text:p>
          </table:table-cell>
          <table:table-cell table:style-name="ce36" office:value-type="string" calcext:value-type="string">
            <text:p>Tyyppi</text:p>
          </table:table-cell>
          <table:table-cell table:style-name="ce40"/>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office:value-type="string" calcext:value-type="string">
            <text:p>Testaus puuttu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Ei näe muidenkaan tiedostojen sisältöä. Jos ongelmana on se, että yksittäiset tiedostoliitteet pystyy nimeämään kuvaavasti, mutta zippiä ei, niin zipin sisältämät tiedostot voi luetella tiedostoliitteen lisäysikkunan Kommentti-kentäss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3">00/00/0000</text:date>, <text:time style:data-style-name="N2" text:time-value="09:13:40.9343840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23T10:03:47.816950760</dc:date>
    <meta:editing-duration>P75DT12H39M11S</meta:editing-duration>
    <meta:editing-cycles>276</meta:editing-cycles>
    <meta:generator>LibreOffice/6.0.6.2$Linux_X86_64 LibreOffice_project/00m0$Build-2</meta:generator>
    <meta:document-statistic meta:table-count="2" meta:cell-count="1202" meta:object-count="0"/>
  </office:meta>
</office:document-meta>
</file>